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p text:style-name="P1">Hola arrancamos con este vídeo dedicado</text:p>
      <text:p text:style-name="P2">al uso y configuración fina del classter</text:p>
      <text:p text:style-name="P3">hdfs ahora que ya tenemos un claser hdfs</text:p>
      <text:p text:style-name="P4">funcionando vamos a afinar un poco su</text:p>
      <text:p text:style-name="P5">configuración para adaptarlo a nuestras</text:p>
      <text:p text:style-name="P6">necesidades en primer lugar vamos a</text:p>
      <text:p text:style-name="P7">Modificar el tiempo de detección de un</text:p>
      <text:p text:style-name="P8">nodo caído por defecto el name node</text:p>
      <text:p text:style-name="P9">recibe latidos de los datanodes de una</text:p>
      <text:p text:style-name="P10">manera regular estos latidos además de</text:p>
      <text:p text:style-name="P11">ser una prueba de que el datanode sigue</text:p>
      <text:p text:style-name="P12">operativo también incluyen información</text:p>
      <text:p text:style-name="P13">sobre su estado de esta manera el name</text:p>
      <text:p text:style-name="P14">node puede tomar decisiones en base a la</text:p>
      <text:p text:style-name="P15">carga de almacenamiento o procesamiento</text:p>
      <text:p text:style-name="P16">de cada nodo cuando a un nodo se le</text:p>
      <text:p text:style-name="P17">considera muerto el name node deja de</text:p>
      <text:p text:style-name="P18">asignarle operaciones de lectura o</text:p>
      <text:p text:style-name="P19">escritura y los datos que tuviera</text:p>
      <text:p text:style-name="P20">almacenados son replicados en otros</text:p>
      <text:p text:style-name="P21">nodos para mantener el número de</text:p>
      <text:p text:style-name="P22">réplicas configurado la frecuencia por</text:p>
      <text:p text:style-name="P23">defecto con la que se envía un latido es</text:p>
      <text:p text:style-name="P24">de 3 segundos esta propiedad se llama</text:p>
      <text:p text:style-name="P25">dfs hard bit interval y la podemos</text:p>
      <text:p text:style-name="P26">consultar en la web de hado donde vienen</text:p>
      <text:p text:style-name="P27">las propiedades y los parámetros por</text:p>
      <text:p text:style-name="P28">defecto que se aplican Este es un</text:p>
      <text:p text:style-name="P29">parámetro que se aplica en el archivo</text:p>
      <text:p text:style-name="P30">hdfs site xml del name node por lo que</text:p>
      <text:p text:style-name="P31">si ha sido modificado lo encontraremos</text:p>
      <text:p text:style-name="P32">allí También podemos consultar el valor</text:p>
      <text:p text:style-name="P33">actual en cualquier momento mediante el</text:p>
      <text:p text:style-name="P34">comando hdfs get conf men conf Ke y a</text:p>
      <text:p text:style-name="P35">continuación la propiedad que queremos</text:p>
      <text:p text:style-name="P36">consultar en este caso dfs</text:p>
      <text:p text:style-name="P37">harbit interval pulsamos intro y el</text:p>
      <text:p text:style-name="P38">resultado son los 3 segundos por defecto</text:p>
      <text:p text:style-name="P39">que la frecuencia de los latidos sea de</text:p>
      <text:p text:style-name="P40">3 segundos no quiere decir que ante la</text:p>
      <text:p text:style-name="P41">falta de un latido durante 5 segundos se</text:p>
      <text:p text:style-name="P42">desencadene la copia de réplica piensa</text:p>
      <text:p text:style-name="P43">que en un classter grande la copia de</text:p>
      <text:p text:style-name="P44">réplicas fácilmente puede suponer varios</text:p>
      <text:p text:style-name="P45">teras que hay que mover por la red con</text:p>
      <text:p text:style-name="P46">la consiguiente saturación que esto</text:p>
      <text:p text:style-name="P47">supone por ello khup usa una fórmula que</text:p>
      <text:p text:style-name="P48">declara un nodo muerto esta fórmula es</text:p>
      <text:soft-page-break/>
      <text:p text:style-name="P49">algo extraña y consiste en esperar 10</text:p>
      <text:p text:style-name="P50">latidos perdidos durante dos periodos de</text:p>
      <text:p text:style-name="P51">tiempo consecutivos por defecto estos</text:p>
      <text:p text:style-name="P52">periodos son de 300,000 segundos es</text:p>
      <text:p text:style-name="P53">decir 5 minutos con estos valores en</text:p>
      <text:p text:style-name="P54">mente y aplicando la fórmula si durante</text:p>
      <text:p text:style-name="P55">30 segundos que son los 10 latidos un</text:p>
      <text:p text:style-name="P56">nodo no responde se concederá dos</text:p>
      <text:p text:style-name="P57">periodos de Gracia de 5 y 5 minutos para</text:p>
      <text:p text:style-name="P58">ver si recupera en total el tiempo que</text:p>
      <text:p text:style-name="P59">pasa para declarar un nodo como muerto</text:p>
      <text:p text:style-name="P60">es de 10 minutos y medio un tiempo tan</text:p>
      <text:p text:style-name="P61">alto solo se justifica porque las</text:p>
      <text:p text:style-name="P62">consecuencias de que un nodo muera</text:p>
      <text:p text:style-name="P63">suponen una sobrecarga demasiado grande</text:p>
      <text:p text:style-name="P64">para la red y los nodos del clúster</text:p>
      <text:p text:style-name="P65">nosotros vamos a cambiar estos valores</text:p>
      <text:p text:style-name="P66">porque tenemos pocos datos en pocos</text:p>
      <text:p text:style-name="P67">nodos y además estos nodos están</text:p>
      <text:p text:style-name="P68">conectados al mismo segmento de red</text:p>
      <text:p text:style-name="P69">detectar un nodo muerto no supondría</text:p>
      <text:p text:style-name="P70">mucha sobrecarga y evitaría errores en</text:p>
      <text:p text:style-name="P71">los clientes vamos a configurar el name</text:p>
      <text:p text:style-name="P72">node para que solicite latidos cada</text:p>
      <text:p text:style-name="P73">segundo y con conceda los dos periodos</text:p>
      <text:p text:style-name="P74">de gracia de 500 milisegundos uno y 500</text:p>
      <text:p text:style-name="P75">milisegundos otro para ello vamos a</text:p>
      <text:p text:style-name="P76">editar el archivo hdfs site xml del name</text:p>
      <text:p text:style-name="P77">node Ya estoy en el nodo uno así que lo</text:p>
      <text:p text:style-name="P78">edito con Nano y su ruta que es home</text:p>
      <text:p text:style-name="P79">hado hado etc hadou y el archivo hdfs</text:p>
      <text:p text:style-name="P80">site.xml Aquí voy a Añadir dos nuevas</text:p>
      <text:p text:style-name="P81">propiedades con el esquema de etiquetas</text:p>
      <text:p text:style-name="P82">que utilizamos en estos archivos por un</text:p>
      <text:p text:style-name="P83">lado Voy a Añadir la propiedad dfs</text:p>
      <text:p text:style-name="P84">hpit interval con un valor de 1 segundo</text:p>
      <text:p text:style-name="P85">y por otro lado Voy a Modificar el valor</text:p>
      <text:p text:style-name="P86">de la propiedad</text:p>
      <text:p text:style-name="P87">dfs namenode</text:p>
      <text:p text:style-name="P88">harbit recheck gu interval con un valor</text:p>
      <text:p text:style-name="P89">de 500 mos el hard bit interval de un</text:p>
      <text:p text:style-name="P90">segundo es la frecuencia con la que el</text:p>
      <text:p text:style-name="P91">name node demandará latidos a todos los</text:p>
      <text:p text:style-name="P92">dat nodes y la segunda propiedad el</text:p>
      <text:p text:style-name="P93">recheck interval se mide en milisegundos</text:p>
      <text:p text:style-name="P94">le he puesto medio segundo que indica</text:p>
      <text:p text:style-name="P95">uno de los dos periodos de Gracia que se</text:p>
      <text:p text:style-name="P96">concede cuando se detectan más de 10</text:p>
      <text:soft-page-break/>
      <text:p text:style-name="P97">latidos perdidos guardamos y salimos</text:p>
      <text:p text:style-name="P98">este archivo que acabamos de modificar</text:p>
      <text:p text:style-name="P99">es un archivo que se lee al arrancar el</text:p>
      <text:p text:style-name="P100">servicio Por ello para que los cambios</text:p>
      <text:p text:style-name="P101">tengan efecto tenemos que parar el</text:p>
      <text:p text:style-name="P102">demonio y volver a lanzarlo o en algunas</text:p>
      <text:p text:style-name="P103">ocasiones con algunas propiedades en</text:p>
      <text:p text:style-name="P104">concreto podemos reconfigurar en</text:p>
      <text:p text:style-name="P105">caliente Especialmente los clúster que</text:p>
      <text:p text:style-name="P106">están en producción no se pueden Apagar</text:p>
      <text:p text:style-name="P107">así sin más por ello podemos forzar la</text:p>
      <text:p text:style-name="P108">carga de este archivo de configuración</text:p>
      <text:p text:style-name="P109">sin necesidad de parar el servicio y por</text:p>
      <text:p text:style-name="P110">tanto no perder disponibilidad con los</text:p>
      <text:p text:style-name="P111">clientes conectados para reconfigurar en</text:p>
      <text:p text:style-name="P112">caliente y que se lean nuevamente los</text:p>
      <text:p text:style-name="P113">datos del archivo de configuración vamos</text:p>
      <text:p text:style-name="P114">a utilizar el comando hdfs dfs admin -</text:p>
      <text:p text:style-name="P115">reconfig en el name node nodo 1</text:p>
      <text:p text:style-name="P116">29000 es los datos que habíamos puesto</text:p>
      <text:p text:style-name="P117">en coresite xml y le indicamos que se</text:p>
      <text:p text:style-name="P118">inicie pulsamos intro y Aparentemente</text:p>
      <text:p text:style-name="P119">está para comprobar el valor de una</text:p>
      <text:p text:style-name="P120">propiedad podemos utilizar el comando</text:p>
      <text:p text:style-name="P121">hdfs get conf men conf key y la</text:p>
      <text:p text:style-name="P122">propiedad que queramos consultar que en</text:p>
      <text:p text:style-name="P123">este caso es hard bit interval usamos</text:p>
      <text:p text:style-name="P124">intro y vemos que ya está configurado</text:p>
      <text:p text:style-name="P125">con un uno Y si hacemos lo mismo con la</text:p>
      <text:p text:style-name="P126">otra propiedad que modificamos vemos que</text:p>
      <text:p text:style-name="P127">tenemos ahí el 500 milisegundos el</text:p>
      <text:p text:style-name="P128">decidir los valores para detectar nodos</text:p>
      <text:p text:style-name="P129">muertos es algo que depende mucho del</text:p>
      <text:p text:style-name="P130">uso del clúster un clúster en una red</text:p>
      <text:p text:style-name="P131">particionada con mucho almacenamiento de</text:p>
      <text:p text:style-name="P132">datos histórico y otro clúster con nodos</text:p>
      <text:p text:style-name="P133">en la misma red y con datos que se</text:p>
      <text:p text:style-name="P134">procesen habitualmente son dos</text:p>
      <text:p text:style-name="P135">escenarios que requieren una</text:p>
      <text:p text:style-name="P136">configuración de tiempos totalmente</text:p>
      <text:p text:style-name="P137">contraria será responsabilidad del</text:p>
      <text:p text:style-name="P138">administrador del classter decidir los</text:p>
      <text:p text:style-name="P139">valores más adecuados hado proporciona</text:p>
      <text:p text:style-name="P140">un estadio intermedio entre vivo y</text:p>
      <text:p text:style-name="P141">muerto que evita que el name node envía</text:p>
      <text:p text:style-name="P142">ese nodo cualquier petición pero no</text:p>
      <text:p text:style-name="P143">desencadena la copia de bloques para</text:p>
      <text:p text:style-name="P144">mantener el número de réplicas es una</text:p>
      <text:soft-page-break/>
      <text:p text:style-name="P145">manera interesante de detectar si algo</text:p>
      <text:p text:style-name="P146">va mal acabamos el vídeo anterior</text:p>
      <text:p text:style-name="P147">arrancando un sistema de ficheros hdfs y</text:p>
      <text:p text:style-name="P148">subiendo a él un archivo de 710 meg</text:p>
      <text:p text:style-name="P149">vamos a aprovechar que ese fichero ya</text:p>
      <text:p text:style-name="P150">está subido para explicar de manera</text:p>
      <text:p text:style-name="P151">práctica como hdfs gestiona las</text:p>
      <text:p text:style-name="P152">peticiones de los clientes dividiendo</text:p>
      <text:p text:style-name="P153">los archivos en bloques que por defecto</text:p>
      <text:p text:style-name="P154">son de 128 megas cuando un cliente se</text:p>
      <text:p text:style-name="P155">conecta a un claser hdfs lo hace siempre</text:p>
      <text:p text:style-name="P156">conectado con el nam node no importa si</text:p>
      <text:p text:style-name="P157">la conexión del cliente viene desde</text:p>
      <text:p text:style-name="P158">dentro del clúster a efectos prácticos</text:p>
      <text:p text:style-name="P159">siempre la consideraremos como que es</text:p>
      <text:p text:style-name="P160">una conexión remota en cuanto el cliente</text:p>
      <text:p text:style-name="P161">conecta con el name node le solicitas</text:p>
      <text:p text:style-name="P162">subir un archivo en el vídeo anterior</text:p>
      <text:p text:style-name="P163">subimos un archivo con el comprimido de</text:p>
      <text:p text:style-name="P164">hado que ocupa unos 710 MB el name node</text:p>
      <text:p text:style-name="P165">comprueba su tabla de ficheros Y si</text:p>
      <text:p text:style-name="P166">tiene disponibilidad acepta tiene</text:p>
      <text:p text:style-name="P167">configurado por defecto manejar bloques</text:p>
      <text:p text:style-name="P168">de 128 meg Así que divide todo el</text:p>
      <text:p text:style-name="P169">archivo de 710 meg en seis bloques cinco</text:p>
      <text:p text:style-name="P170">de ellos son bloques completos ocupando</text:p>
      <text:p text:style-name="P171">los 128 meg y los 70 meg restantes</text:p>
      <text:p text:style-name="P172">quedan en el sexto bloque el name node</text:p>
      <text:p text:style-name="P173">pone en contacto al cliente con el Data</text:p>
      <text:p text:style-name="P174">node y le indica que debe copiar el</text:p>
      <text:p text:style-name="P175">primer bloque mientras el cliente va</text:p>
      <text:p text:style-name="P176">copiando el bloque el name nodee ordena</text:p>
      <text:p text:style-name="P177">al nodo 2 que envíe una réplica al nodo</text:p>
      <text:p text:style-name="P178">3 y así completar las dos réplicas que</text:p>
      <text:p text:style-name="P179">tenemos configurada desde la interfaz</text:p>
      <text:p text:style-name="P180">web del name node podemos Acceder al</text:p>
      <text:p text:style-name="P181">navegador de ficheros entrar en el</text:p>
      <text:p text:style-name="P182">archivo y comprobar En qué dos nodos se</text:p>
      <text:p text:style-name="P183">guarda el bloque cero como podemos ver</text:p>
      <text:p text:style-name="P184">tenemos una réplica en el nodo dos y en</text:p>
      <text:p text:style-name="P185">el nodo 3 en cuanto el cliente acaba de</text:p>
      <text:p text:style-name="P186">copiar el bloque directamente en el Data</text:p>
      <text:p text:style-name="P187">node vuelve a ponerse en contacto con el</text:p>
      <text:p text:style-name="P188">name node para solicitar otro nodo donde</text:p>
      <text:p text:style-name="P189">copiar el segundo bloque en este caso el</text:p>
      <text:p text:style-name="P190">name node indica que debe enviar el</text:p>
      <text:p text:style-name="P191">bloque al nodo 3 mientras el cliente va</text:p>
      <text:p text:style-name="P192">copiando el bloque rojo al nodo 3 el</text:p>
      <text:soft-page-break/>
      <text:p text:style-name="P193">name node ordena internamente hacer una</text:p>
      <text:p text:style-name="P194">copia de ese bloque Del nodo 3 al nodo 2</text:p>
      <text:p text:style-name="P195">Si volvemos a la interfaz web Y</text:p>
      <text:p text:style-name="P196">comprobamos nuevamente el archivo pero</text:p>
      <text:p text:style-name="P197">en el bloque 1 veremos que tiene</text:p>
      <text:p text:style-name="P198">réplicas en el nodo 3es y también en el</text:p>
      <text:p text:style-name="P199">nodo 2 una vez más cuando el Cliente</text:p>
      <text:p text:style-name="P200">informa que ya ha copiado el bloque en</text:p>
      <text:p text:style-name="P201">el nodo TR solicita un nuevo nodo para</text:p>
      <text:p text:style-name="P202">copiar el siguiente bloque el verde el</text:p>
      <text:p text:style-name="P203">name node informa que debe copiarlo en</text:p>
      <text:p text:style-name="P204">el nodo 4atro y mientras se va copiando</text:p>
      <text:p text:style-name="P205">el name node en segundo plano ordena</text:p>
      <text:p text:style-name="P206">realizar una réplica en el nodo dos de</text:p>
      <text:p text:style-name="P207">vuelta a la interfaz web si ahora</text:p>
      <text:p text:style-name="P208">comprobamos el bloque dos efectivamente</text:p>
      <text:p text:style-name="P209">Confirmamos que tiene disponibilidad de</text:p>
      <text:p text:style-name="P210">las réplicas en el nodo dos y en el nodo</text:p>
      <text:p text:style-name="P211">4atro en cuanto el bloque verde se ha</text:p>
      <text:p text:style-name="P212">copiado el Cliente solicita al name node</text:p>
      <text:p text:style-name="P213">otro nodo para subir el bloque azul El</text:p>
      <text:p text:style-name="P214">name node informa que puede copiarlo en</text:p>
      <text:p text:style-name="P215">el nodo 4ro mientras se realiza la</text:p>
      <text:p text:style-name="P216">operación el name node le indicará al</text:p>
      <text:p text:style-name="P217">nodo cuatro que vuelque una réplica del</text:p>
      <text:p text:style-name="P218">bloque azul en el nodo dos una vez más</text:p>
      <text:p text:style-name="P219">al acabar la transferencia del bloque</text:p>
      <text:p text:style-name="P220">azul el cliente Pide al name Noe un</text:p>
      <text:p text:style-name="P221">nuevo nodo y este indica que puede</text:p>
      <text:p text:style-name="P222">copiarlo en el nodo 3 el name node dará</text:p>
      <text:p text:style-name="P223">también la orden de replicar en el nodo</text:p>
      <text:p text:style-name="P224">4atro por último llegamos al bloque</text:p>
      <text:p text:style-name="P225">amarillo que no llega a ocuparse del</text:p>
      <text:p text:style-name="P226">todo y se ha quedado solo en 70 meg la</text:p>
      <text:p text:style-name="P227">manera de proceder es exactamente la</text:p>
      <text:p text:style-name="P228">misma el cliente le pedirá al name node</text:p>
      <text:p text:style-name="P229">un nodo para subir ese archivo y el name</text:p>
      <text:p text:style-name="P230">node responderá con el nodo 4ro</text:p>
      <text:p text:style-name="P231">posteriormente en segundo plano ordenará</text:p>
      <text:p text:style-name="P232">una réplica en el nodo tres si nos vamos</text:p>
      <text:p text:style-name="P233">a la interfaz web podemos ir al</text:p>
      <text:p text:style-name="P234">navegador de ficheros pinchar en el</text:p>
      <text:p text:style-name="P235">fichero Y desde ahí comprobar la</text:p>
      <text:p text:style-name="P236">disponibilidad de cada uno de los</text:p>
      <text:p text:style-name="P237">bloques en los distintos nodos el bloque</text:p>
      <text:p text:style-name="P238">cero está en el nodo dos y en el nodo</text:p>
      <text:p text:style-name="P239">tres el bloque uno en el dos y en el</text:p>
      <text:p text:style-name="P240">tres el dos en el cuatro Y en el dos y</text:p>
      <text:soft-page-break/>
      <text:p text:style-name="P241">así hasta el último que está en el</text:p>
      <text:p text:style-name="P242">cuatro Y en el tres en cuanto el cliente</text:p>
      <text:p text:style-name="P243">ha copiado todos sus bloques cierra la</text:p>
      <text:p text:style-name="P244">conexión y desaparece lo que queda en</text:p>
      <text:p text:style-name="P245">nuestro hdfs es un name node en cuya</text:p>
      <text:p text:style-name="P246">tabla de ficheros tenemos los datos del</text:p>
      <text:p text:style-name="P247">archivo su división en bloques y la</text:p>
      <text:p text:style-name="P248">ubicación de todas las réplicas en los</text:p>
      <text:p text:style-name="P249">datanodes tenemos los bloques repartidos</text:p>
      <text:p text:style-name="P250">de una manera uniforme Fíjate que en</text:p>
      <text:p text:style-name="P251">este ejemplo los nodos tres y cuatro</text:p>
      <text:p text:style-name="P252">tienen el bloque amarillo el que era el</text:p>
      <text:p text:style-name="P253">más pequeño solo tiene 70 meg en el</text:p>
      <text:p text:style-name="P254">gráfico se puede ver que aunque los</text:p>
      <text:p text:style-name="P255">nodos 2 3 y cu tienen el mismo número de</text:p>
      <text:p text:style-name="P256">bloques asignados realmente los nodos 3</text:p>
      <text:p text:style-name="P257">y cuatro deberían tener una ocupación de</text:p>
      <text:p text:style-name="P258">disco algo menor desde la interfaz web</text:p>
      <text:p text:style-name="P259">si nos vamos a la pestaña de Data nodes</text:p>
      <text:p text:style-name="P260">efectivamente vemos que aunque todos los</text:p>
      <text:p text:style-name="P261">nodos tienen cuatro bloques almacenados</text:p>
      <text:p text:style-name="P262">dos de ellos tienen menos espacio usado</text:p>
      <text:p text:style-name="P263">que el tercero vamos a ver qué pasa</text:p>
      <text:p text:style-name="P264">cuando un nodo cae y para ello volvemos</text:p>
      <text:p text:style-name="P265">al gráfico de nuestro clúster supongamos</text:p>
      <text:p text:style-name="P266">que cae el nodo 3 tal y como lo tenemos</text:p>
      <text:p text:style-name="P267">configurado ahora en el clúster</text:p>
      <text:p text:style-name="P268">detectaremos esa caída inmediatamente y</text:p>
      <text:p text:style-name="P269">se desencadenará una copia de bloques</text:p>
      <text:p text:style-name="P270">que usará las réplicas que queden para</text:p>
      <text:p text:style-name="P271">copiarlas en el otro nodo y así mantener</text:p>
      <text:p text:style-name="P272">el factor de replicación en dos que es</text:p>
      <text:p text:style-name="P273">lo que teníamos configurado el name node</text:p>
      <text:p text:style-name="P274">tiene en su tabla de ficheros un</text:p>
      <text:p text:style-name="P275">registro de los bloques que componen</text:p>
      <text:p text:style-name="P276">cada archivo y los nodos donde está</text:p>
      <text:p text:style-name="P277">replicado si alguno de esos nodos cae</text:p>
      <text:p text:style-name="P278">usaré el otro nodo para realizar una</text:p>
      <text:p text:style-name="P279">nueva copia de el bloque en otro nodo</text:p>
      <text:p text:style-name="P280">disponible en este caso esto afecta a</text:p>
      <text:p text:style-name="P281">algunos bloques sí como el negro y el</text:p>
      <text:p text:style-name="P282">rojo que necesitan una réplica más y a</text:p>
      <text:p text:style-name="P283">otros no como el verde y el azul que</text:p>
      <text:p text:style-name="P284">mantienen sus dos réplicas sin ningún</text:p>
      <text:p text:style-name="P285">problema vamos a fijarnos en el bloque</text:p>
      <text:p text:style-name="P286">negro en un primer momento el bloque</text:p>
      <text:p text:style-name="P287">negro estaba replicado en los nodos dos</text:p>
      <text:p text:style-name="P288">y tres al morir el nodo tres el bloque</text:p>
      <text:soft-page-break/>
      <text:p text:style-name="P289">negro se ha replicado en el nodo cuatro</text:p>
      <text:p text:style-name="P290">ahora lo vamos a comprobar en realidad</text:p>
      <text:p text:style-name="P291">para ello me voy a la interfaz web del</text:p>
      <text:p text:style-name="P292">name node y a través del navegador de</text:p>
      <text:p text:style-name="P293">ficheros entro en el archivo hado que</text:p>
      <text:p text:style-name="P294">subí como vemos este bloque cero tiene</text:p>
      <text:p text:style-name="P295">réplicas en los nodos dos y tres ha</text:p>
      <text:p text:style-name="P296">llegado el momento de matar al nodo tres</text:p>
      <text:p text:style-name="P297">así que me voy hasta él y lo voy a pagar</text:p>
      <text:p text:style-name="P298">con un hdfs menos menos daemon stop Data</text:p>
      <text:p text:style-name="P299">node pulso intro y está parado como el</text:p>
      <text:p text:style-name="P300">tiempo de detección es muy bajo Tan</text:p>
      <text:p text:style-name="P301">pronto como vuelvo a la interfaz web y</text:p>
      <text:p text:style-name="P302">refresco ya apece el nodo 3 como muerto</text:p>
      <text:p text:style-name="P303">lo distinguimos por el icono rojo de</text:p>
      <text:p text:style-name="P304">exclamación a la izquierda ahora me</text:p>
      <text:p text:style-name="P305">muevo al explorador de ficheros vuelvo a</text:p>
      <text:p text:style-name="P306">entrar en hadoop nodo 3 a caído tenemos</text:p>
      <text:p text:style-name="P307">solamente una réplica el name node</text:p>
      <text:p text:style-name="P308">empezará a hacer copias para</text:p>
      <text:p text:style-name="P309">reestablecer el número de réplica en dos</text:p>
      <text:p text:style-name="P310">vuelvo a consultar el bloque cero y me</text:p>
      <text:p text:style-name="P311">figura que ahora tengo réplicas en el</text:p>
      <text:p text:style-name="P312">nodo cuatro Y en el nodo 2 hdf se ha</text:p>
      <text:p text:style-name="P313">gestionado de manera transparente para</text:p>
      <text:p text:style-name="P314">el usuario una pérdida de datos causada</text:p>
      <text:p text:style-name="P315">por un error Hardware o por un apagado</text:p>
      <text:p text:style-name="P316">no planificado volvemos al gráfico para</text:p>
      <text:p text:style-name="P317">ver qué pasaría si ese nodo muerto</text:p>
      <text:p text:style-name="P318">vuelve a dar latidos con el latido</text:p>
      <text:p text:style-name="P319">también viaja la información del Estado</text:p>
      <text:p text:style-name="P320">del nodo Y si el name node determina que</text:p>
      <text:p text:style-name="P321">todo está correcto volverá a</text:p>
      <text:p text:style-name="P322">incorporarlo a los nodos vivos Ahora</text:p>
      <text:p text:style-name="P323">resulta que tenemos algunos bloques</text:p>
      <text:p text:style-name="P324">triplicados cuando nosotros solo</text:p>
      <text:p text:style-name="P325">queríamos dos réplicas el el name node</text:p>
      <text:p text:style-name="P326">determinará qué bloques se pueden</text:p>
      <text:p text:style-name="P327">desechar para mantener el nivel de</text:p>
      <text:p text:style-name="P328">réplicas en lo configurado Y de paso</text:p>
      <text:p text:style-name="P329">liberar el espacio durante unos</text:p>
      <text:p text:style-name="P330">instantes veremos tres réplicas pero al</text:p>
      <text:p text:style-name="P331">cabo de unos segundos si seguimos</text:p>
      <text:p text:style-name="P332">refrescando veremos que vuelven las dos</text:p>
      <text:p text:style-name="P333">réplicas iniciales vamos a verlo en real</text:p>
      <text:p text:style-name="P334">para ello me voy al nodo 3 y vuelvo a</text:p>
      <text:p text:style-name="P335">levantar el demonio del datanode con el</text:p>
      <text:p text:style-name="P336">comando hdfs menos menos diemon Start</text:p>
      <text:soft-page-break/>
      <text:p text:style-name="P337">datanode pulso intro no hay mensaje de</text:p>
      <text:p text:style-name="P338">error confirmo con jps ahí está el</text:p>
      <text:p text:style-name="P339">servicio funcionando si vuelvo a la</text:p>
      <text:p text:style-name="P340">interf web y gracias a que he cambiado</text:p>
      <text:p text:style-name="P341">el tiempo de detección ya me aparece</text:p>
      <text:p text:style-name="P342">como vivo el nodo 3 si ahora me voy al</text:p>
      <text:p text:style-name="P343">explorador de ficheros abro jup en</text:p>
      <text:p text:style-name="P344">cuanto el Data node arranca durante un</text:p>
      <text:p text:style-name="P345">momento vamos a ver tres réplicas Esto</text:p>
      <text:p text:style-name="P346">está por encima del valor que hemos</text:p>
      <text:p text:style-name="P347">configurado con lo que el name node</text:p>
      <text:p text:style-name="P348">seleccionará una para eliminarla y</text:p>
      <text:p text:style-name="P349">finalmente quedará solamente en dos</text:p>
      <text:p text:style-name="P350">nodos Una vez que el nodo 3 se ha</text:p>
      <text:p text:style-name="P351">recuperado y se han eliminado las</text:p>
      <text:p text:style-name="P352">réplicas que no eran necesarias quedará</text:p>
      <text:p text:style-name="P353">todo el sistema como inicialmente la</text:p>
      <text:p text:style-name="P354">distribución en bloques entre los nodos</text:p>
      <text:p text:style-name="P355">no se hace al azar y siempre se tiene en</text:p>
      <text:p text:style-name="P356">cuenta enta factores como el del</text:p>
      <text:p text:style-name="P357">procesamiento paralelo como puedes ver</text:p>
      <text:p text:style-name="P358">en la imagen la distribución con la que</text:p>
      <text:p text:style-name="P359">hdf se ha repartido los bloques y sus</text:p>
      <text:p text:style-name="P360">réplicas permite un procesamiento</text:p>
      <text:p text:style-name="P361">secuencial y paralelo de este archivo</text:p>
      <text:p text:style-name="P362">sin ningún problema por ejemplo en este</text:p>
      <text:p text:style-name="P363">classter en este momento disponemos de</text:p>
      <text:p text:style-name="P364">tres nodos para procesar el archivo</text:p>
      <text:p text:style-name="P365">simultáneamente Así que iniciamos la</text:p>
      <text:p text:style-name="P366">lectura desde el principio del archivo</text:p>
      <text:p text:style-name="P367">por el bloque negro y en paralelo</text:p>
      <text:p text:style-name="P368">podemos avanzar con el rojo y con el</text:p>
      <text:p text:style-name="P369">verde en cuanto el bloque negro se</text:p>
      <text:p text:style-name="P370">procesa se mueve la ventana de proceso y</text:p>
      <text:p text:style-name="P371">el nodo dos queda disponible para seguir</text:p>
      <text:p text:style-name="P372">procesando el bloque azul un momento</text:p>
      <text:p text:style-name="P373">después se ha procesado ya el bloque</text:p>
      <text:p text:style-name="P374">rojo y el nodo 3 queda disponible para</text:p>
      <text:p text:style-name="P375">seguir procesando el bloque morado por</text:p>
      <text:p text:style-name="P376">último cuando el bloque verde se ha</text:p>
      <text:p text:style-name="P377">procesado el nodo cuatro pasa a procesar</text:p>
      <text:p text:style-name="P378">el último bloque el amarillo En</text:p>
      <text:p text:style-name="P379">definitiva hdfs maximiza el uso de los</text:p>
      <text:p text:style-name="P380">nodos para el procesamiento Paralelo</text:p>
      <text:p text:style-name="P381">imaginemos que en lugar de disponer de</text:p>
      <text:p text:style-name="P382">solo tres datanodes disponemos de 100 en</text:p>
      <text:p text:style-name="P383">este caso podríamos procesar un archivo</text:p>
      <text:p text:style-name="P384">en los seis nodos simultáneamente Esto</text:p>
      <text:soft-page-break/>
      <text:p text:style-name="P385">se debe a que el tamaño por defecto de</text:p>
      <text:p text:style-name="P386">un bloque es de 128 si</text:p>
      <text:p text:style-name="P387">partidos por el classter nos permitiría</text:p>
      <text:p text:style-name="P388">procesar ese archivo en el doble de</text:p>
      <text:p text:style-name="P389">nodos de manera simultánea procesar de</text:p>
      <text:p text:style-name="P390">manera paralela en varios nodos implica</text:p>
      <text:p text:style-name="P391">siempre la unión de los resultados</text:p>
      <text:p text:style-name="P392">parciales en un único resultado final y</text:p>
      <text:p text:style-name="P393">esto supone una sobrecarga importante</text:p>
      <text:p text:style-name="P394">una vez más el administrador del</text:p>
      <text:p text:style-name="P395">classter tendrá que tomar la decisión</text:p>
      <text:p text:style-name="P396">sobre si usar bloques grandes para</text:p>
      <text:p text:style-name="P397">minimizar el coste de reunir los</text:p>
      <text:p text:style-name="P398">resultados parciales o bien bloques</text:p>
      <text:p text:style-name="P399">pequeños para paralelizar mucho más pero</text:p>
      <text:p text:style-name="P400">a Costa de una sobrecarga mucho mayor en</text:p>
      <text:p text:style-name="P401">reunir los resultados parciales hasta</text:p>
      <text:p text:style-name="P402">ahora hemos añadido nuevos nodos al</text:p>
      <text:p text:style-name="P403">clúster sin más que arrancar el demonio</text:p>
      <text:p text:style-name="P404">datanode después de configurar el Core</text:p>
      <text:p text:style-name="P405">site y el hdfs site cualquier equipo en</text:p>
      <text:p text:style-name="P406">la red podría sumarse al clúster sin</text:p>
      <text:p text:style-name="P407">mayor control gestionar de manera</text:p>
      <text:p text:style-name="P408">explícita los nodos nos permitirá tener</text:p>
      <text:p text:style-name="P409">más control sobre las nuevas altas</text:p>
      <text:p text:style-name="P410">eliminar definitivamente los nodos</text:p>
      <text:p text:style-name="P411">muertos poner fuera de línea los nodos</text:p>
      <text:p text:style-name="P412">que queramos o gestionar todos los nodos</text:p>
      <text:p text:style-name="P413">desde un único Comando para gestionar</text:p>
      <text:p text:style-name="P414">los equipos que pertenecen al clúster</text:p>
      <text:p text:style-name="P415">debemos modificar la propiedad d fs Host</text:p>
      <text:p text:style-name="P416">en el nam node y como valor le pasaremos</text:p>
      <text:p text:style-name="P417">la ruta de un archivo de texto este</text:p>
      <text:p text:style-name="P418">archivo con tendrá el nombre o la ip de</text:p>
      <text:p text:style-name="P419">cada dat node en una línea entre los</text:p>
      <text:p text:style-name="P420">archivos de configuración que vienen con</text:p>
      <text:p text:style-name="P421">hadoop encontramos un archivo de texto</text:p>
      <text:p text:style-name="P422">plano llamado workers que cumple</text:p>
      <text:p text:style-name="P423">perfectamente con esta Misión y además</text:p>
      <text:p text:style-name="P424">es un archivo que se usa en muchos de</text:p>
      <text:p text:style-name="P425">los scripts que usa hado para ello nos</text:p>
      <text:p text:style-name="P426">vamos a ir al nodo Uno que es el name</text:p>
      <text:p text:style-name="P427">node y vamos a editar con Nano el</text:p>
      <text:p text:style-name="P428">archivo de configuración hdfs que está</text:p>
      <text:p text:style-name="P429">en Home hup hup etc hup hdfs site pulso</text:p>
      <text:p text:style-name="P430">intro y dentro de unas nuevas etiquetas</text:p>
      <text:p text:style-name="P431">property que se abren y se cierran</text:p>
      <text:p text:style-name="P432">ponemos como la propiedad</text:p>
      <text:soft-page-break/>
      <text:p text:style-name="P433">dfs hosts y como valor la ruta del</text:p>
      <text:p text:style-name="P434">archivo workers que vamos a utilizar que</text:p>
      <text:p text:style-name="P435">está en Home hado hado etc hado workers</text:p>
      <text:p text:style-name="P436">guardamos y salimos ahora toca editar el</text:p>
      <text:p text:style-name="P437">archivo workers y para ello lo editamos</text:p>
      <text:p text:style-name="P438">con Nano home hado hado etc hado workers</text:p>
      <text:p text:style-name="P439">por defecto solo encontraremos un local</text:p>
      <text:p text:style-name="P440">Host que eliminaremos y pondremos en su</text:p>
      <text:p text:style-name="P441">lugar la IP o el nombre de cada Data</text:p>
      <text:p text:style-name="P442">node yo voy a poner nodo 2 nodo 3 nodo 4</text:p>
      <text:p text:style-name="P443">porque son los dat dat noes de mi claser</text:p>
      <text:p text:style-name="P444">guardo y salgo para que los cambios en</text:p>
      <text:p text:style-name="P445">el archivo workers tengan efecto podemos</text:p>
      <text:p text:style-name="P446">Apagar y encender el name node pero para</text:p>
      <text:p text:style-name="P447">no perder conexión con los clientes que</text:p>
      <text:p text:style-name="P448">estuvieran conectados en ese momento</text:p>
      <text:p text:style-name="P449">podemos hacer un hdfs dfs admin menos</text:p>
      <text:p text:style-name="P450">refresh nodes y pulsamos intro este</text:p>
      <text:p text:style-name="P451">mensaje indica que todo ha ido bien si</text:p>
      <text:p text:style-name="P452">quieres consultar la ayuda de este</text:p>
      <text:p text:style-name="P453">Comando que acabamos de utilizar Tienes</text:p>
      <text:p text:style-name="P454">que irte a la web oficial de hado buscar</text:p>
      <text:p text:style-name="P455">los comandos hdfs venir aquí abajo a dfs</text:p>
      <text:p text:style-name="P456">admin aquí localizamos el refresh nodes</text:p>
      <text:p text:style-name="P457">que acabamos de utilizar y un poco más</text:p>
      <text:p text:style-name="P458">abajo tienes una descripción en la que</text:p>
      <text:p text:style-name="P459">te dice que se vuelven a leer los</text:p>
      <text:p text:style-name="P460">archivos de los Host parte de las</text:p>
      <text:p text:style-name="P461">ventajas de tener todos los datanodes</text:p>
      <text:p text:style-name="P462">registrados en un archivo e informados</text:p>
      <text:p text:style-name="P463">al name node es que podemos lanzar</text:p>
      <text:p text:style-name="P464">scripts que afecten a todos los nodos</text:p>
      <text:p text:style-name="P465">usando una sola llamada desde el name</text:p>
      <text:p text:style-name="P466">node en la carpeta sbin de hado tenemos</text:p>
      <text:p text:style-name="P467">unos cuantos scripts con un nombre</text:p>
      <text:p text:style-name="P468">bastante descriptivo Como por ejemplo</text:p>
      <text:p text:style-name="P469">refresh name nodes si tienes tiempo y</text:p>
      <text:p text:style-name="P470">ganas puedes abrirlo y comprobar que lo</text:p>
      <text:p text:style-name="P471">que finalmente haces Script es ejecutar</text:p>
      <text:p text:style-name="P472">el mismo Comando con el que hemos</text:p>
      <text:p text:style-name="P473">refrescado el name node hace un momento</text:p>
      <text:p text:style-name="P474">tenemos ahí dos scripts que ahora nos</text:p>
      <text:p text:style-name="P475">van a resultar est ar muy interesantes</text:p>
      <text:p text:style-name="P476">Uno de ellos es Start dfs y el otro es</text:p>
      <text:p text:style-name="P477">stop dfs estos scripts nos permiten</text:p>
      <text:p text:style-name="P478">parar y arrancar hdfs tanto en todos los</text:p>
      <text:p text:style-name="P479">datanodes como en el name node para ello</text:p>
      <text:p text:style-name="P480">los voy a parar a mano una última vez y</text:p>
      <text:soft-page-break/>
      <text:p text:style-name="P481">después los arrancaré todos de golpe</text:p>
      <text:p text:style-name="P482">estoy en el nodo uno y voy a hacer un</text:p>
      <text:p text:style-name="P483">hdfs menos menos daemon stop name node</text:p>
      <text:p text:style-name="P484">me voy al dos y hago un stop Data node</text:p>
      <text:p text:style-name="P485">me voy al tres también lo paro con un</text:p>
      <text:p text:style-name="P486">stop Data node y me voy al cuatro y</text:p>
      <text:p text:style-name="P487">también lo paro fijaros si ahora entro</text:p>
      <text:p text:style-name="P488">en el cuatro que lo acabo de parar hace</text:p>
      <text:p text:style-name="P489">un momento y hago un jps no veo el</text:p>
      <text:p text:style-name="P490">proceso datanode ejecutándose ahora</text:p>
      <text:p text:style-name="P491">desde el name node voy a ejecutar el</text:p>
      <text:p text:style-name="P492">Script St dfs sh este Script localizará</text:p>
      <text:p text:style-name="P493">Quién es el name node lo saben todos los</text:p>
      <text:p text:style-name="P494">nodos porque está en coresite y después</text:p>
      <text:p text:style-name="P495">consultará el archivo workers para</text:p>
      <text:p text:style-name="P496">mandar órdenes de arranque a todos los</text:p>
      <text:p text:style-name="P497">Data nodes además de regalo me va a</text:p>
      <text:p text:style-name="P498">arrancar un secundary name node que no</text:p>
      <text:p text:style-name="P499">vamos a utilizar si hago un jps aquí que</text:p>
      <text:p text:style-name="P500">antes lo había apagado vemos el name</text:p>
      <text:p text:style-name="P501">node en nodo 1 y si me voy al nodo 4 que</text:p>
      <text:p text:style-name="P502">lo último que hice fue apagar el</text:p>
      <text:p text:style-name="P503">datanode y ahora un jps lo vemos hemos</text:p>
      <text:p text:style-name="P504">arrancado un clúster tendrá siempre un</text:p>
      <text:p text:style-name="P505">mantenimiento planificado en el que se</text:p>
      <text:p text:style-name="P506">reemplazarán discos cableados elementos</text:p>
      <text:p text:style-name="P507">de red o cualquier otro tipo de</text:p>
      <text:p text:style-name="P508">incidencia que requiera de apagar algún</text:p>
      <text:p text:style-name="P509">nodo durante un tiempo si el apagado</text:p>
      <text:p text:style-name="P510">programado de un nodo es de corta</text:p>
      <text:p text:style-name="P511">duración Es probable que no queramos</text:p>
      <text:p text:style-name="P512">desencadenar las copias de bloques que</text:p>
      <text:p text:style-name="P513">se harán para mantener el número de</text:p>
      <text:p text:style-name="P514">réplicas definido es un riesgo</text:p>
      <text:p text:style-name="P515">controlado en este caso pondremos el</text:p>
      <text:p text:style-name="P516">nodo en modo mantenimiento durante unos</text:p>
      <text:p text:style-name="P517">segundos el nodo acabará con lo que esté</text:p>
      <text:p text:style-name="P518">haciendo y el name node no le enviará</text:p>
      <text:p text:style-name="P519">nuevo trabajo administrativamente este</text:p>
      <text:p text:style-name="P520">nodo está en entrando en mantenimiento</text:p>
      <text:p text:style-name="P521">es un icono verde con una llave inglesa</text:p>
      <text:p text:style-name="P522">al finalizar lo que tuviera pendiente</text:p>
      <text:p text:style-name="P523">ese nodo queda en modo mantenimiento y</text:p>
      <text:p text:style-name="P524">lo podemos ver con un icono con una</text:p>
      <text:p text:style-name="P525">llave inglesa naranja a efectos</text:p>
      <text:p text:style-name="P526">prácticos ese nodo ya no cuenta para el</text:p>
      <text:p text:style-name="P527">clúster Así que lo podemos Apagar para</text:p>
      <text:p text:style-name="P528">realizar el mantenimiento físico que se</text:p>
      <text:soft-page-break/>
      <text:p text:style-name="P529">requiera Mientras esté apagado veremos</text:p>
      <text:p text:style-name="P530">el nodo con un icono de llave inglesa</text:p>
      <text:p text:style-name="P531">roja cuando el técnico acabe el</text:p>
      <text:p text:style-name="P532">mantenimiento procederá a encenderlo y</text:p>
      <text:p text:style-name="P533">recuperará el estado de servicio normal</text:p>
      <text:p text:style-name="P534">nosotros vamos a usar el modo de</text:p>
      <text:p text:style-name="P535">comisionado es muy parecido al modo de</text:p>
      <text:p text:style-name="P536">mantenimiento con la diferencia de que</text:p>
      <text:p text:style-name="P537">en este sí se hacen copias de los</text:p>
      <text:p text:style-name="P538">bloques para mantener un nivel de</text:p>
      <text:p text:style-name="P539">réplica definido pondremos los nodos en</text:p>
      <text:p text:style-name="P540">modo de comisionado cuando tengamos</text:p>
      <text:p text:style-name="P541">prevista una operación de mantenimiento</text:p>
      <text:p text:style-name="P542">de mayor duración Por ejemplo si tenemos</text:p>
      <text:p text:style-name="P543">planificado cambiar todos los discos de</text:p>
      <text:p text:style-name="P544">los nodos de un mismo rack podemos poner</text:p>
      <text:p text:style-name="P545">todos esos nodos en modo de comisionado</text:p>
      <text:p text:style-name="P546">al entrar en este modo además de no</text:p>
      <text:p text:style-name="P547">recibir nuevas peticiones se Irán</text:p>
      <text:p text:style-name="P548">copiando los bloques en otros nodos en</text:p>
      <text:p text:style-name="P549">segundo plano y con poca prioridad el</text:p>
      <text:p text:style-name="P550">objetivo es que cuando apaguemos esos</text:p>
      <text:p text:style-name="P551">nodos el número de réplicas no baje del</text:p>
      <text:p text:style-name="P552">definido cuando todos los bloques estén</text:p>
      <text:p text:style-name="P553">copiados ese nodo ya no recibe más</text:p>
      <text:p text:style-name="P554">peticiones y quedará en modo de</text:p>
      <text:p text:style-name="P555">comisionado y Estará listo para el</text:p>
      <text:p text:style-name="P556">apagado planificado de larga duración</text:p>
      <text:p text:style-name="P557">Cuando el técnico lo apague veremos ese</text:p>
      <text:p text:style-name="P558">nodo como de comisionado y muerto para</text:p>
      <text:p text:style-name="P559">decision nodos usaremos un archivo</text:p>
      <text:p text:style-name="P560">similar al archivo workers que</text:p>
      <text:p text:style-name="P561">utilizamos para registrar los datanodes</text:p>
      <text:p text:style-name="P562">del claser a este archivo podemos</text:p>
      <text:p text:style-name="P563">llamarle como queramos por ejemplo de</text:p>
      <text:p text:style-name="P564">comisionados y dentro de él pondremos la</text:p>
      <text:p text:style-name="P565">IP o el nombre del nodo que queramos de</text:p>
      <text:p text:style-name="P566">comisionar podemos indicar tantos</text:p>
      <text:p text:style-name="P567">datanodes del classter como queramos</text:p>
      <text:p text:style-name="P568">para hacer esto Me voy al nodo uno y</text:p>
      <text:p text:style-name="P569">creo con Nano el archivo donde voy a</text:p>
      <text:p text:style-name="P570">indicar los nodos que quiero de</text:p>
      <text:p text:style-name="P571">comisionar en este caso es home hup jup</text:p>
      <text:p text:style-name="P572">etc hup de comisionados y dentro de él</text:p>
      <text:p text:style-name="P573">pondré los nodos que quiero de</text:p>
      <text:p text:style-name="P574">comisionar puede estar vacío si no lo</text:p>
      <text:p text:style-name="P575">quiero hacer con ninguno pero en este</text:p>
      <text:p text:style-name="P576">caso vamos a decision por ejemplo el</text:p>
      <text:soft-page-break/>
      <text:p text:style-name="P577">nodo 3 guardo y salgo en estos momentos</text:p>
      <text:p text:style-name="P578">el nodo 3 figura en el archivo workers</text:p>
      <text:p text:style-name="P579">como miembro del clúster y también</text:p>
      <text:p text:style-name="P580">figuran el archivo de comisionados</text:p>
      <text:p text:style-name="P581">Porque queremos que el name node no le</text:p>
      <text:p text:style-name="P582">envíen más trabajos y que los bloques</text:p>
      <text:p text:style-name="P583">que hay en el nodo 3 se copien en otros</text:p>
      <text:p text:style-name="P584">nodos para mantener el número de</text:p>
      <text:p text:style-name="P585">réplicas para indicar al name node que</text:p>
      <text:p text:style-name="P586">tiene que revisar este archivo debemos</text:p>
      <text:p text:style-name="P587">Modificar el archivo de configuración</text:p>
      <text:p text:style-name="P588">hdfs site xml del nam node añadiendo la</text:p>
      <text:p text:style-name="P589">propiedad dfs Host exclude indicando</text:p>
      <text:p text:style-name="P590">como valor la ruta del archivo de</text:p>
      <text:p text:style-name="P591">comisionados para ello voy al nodo uno y</text:p>
      <text:p text:style-name="P592">edito con Nano el archivo de</text:p>
      <text:p text:style-name="P593">configuración home hup hup etc hup hdfs</text:p>
      <text:p text:style-name="P594">site. xml dentro de unas nuevas</text:p>
      <text:p text:style-name="P595">etiquetas property que se abren y se</text:p>
      <text:p text:style-name="P596">cierran añadiré dos Campos en el campo</text:p>
      <text:p text:style-name="P597">name pondré el nombre de la propiedad</text:p>
      <text:p text:style-name="P598">dfs Host exclude y entre las etiquetas</text:p>
      <text:p text:style-name="P599">valor indicaré la ruta del archivo donde</text:p>
      <text:p text:style-name="P600">tengo la lista de nodos para decision</text:p>
      <text:p text:style-name="P601">que en este caso es home jup hup etc Had</text:p>
      <text:p text:style-name="P602">barra de comisionados guardo y salgo y</text:p>
      <text:p text:style-name="P603">pulso intro para que estos cambios sean</text:p>
      <text:p text:style-name="P604">efectivos debo usar otra vez El Comando</text:p>
      <text:p text:style-name="P605">que refresca los nodos o bien Apagar y</text:p>
      <text:p text:style-name="P606">encender otra vez el servicio esto lo</text:p>
      <text:p text:style-name="P607">haré con hdfs menos menos diamon stop</text:p>
      <text:p text:style-name="P608">name node para el servicio y lo vuelvo a</text:p>
      <text:p text:style-name="P609">arrancar Si ahora actualizo la página</text:p>
      <text:p text:style-name="P610">web vemos un icono verde de prohibido en</text:p>
      <text:p text:style-name="P611">este momento el name node ya sabe que no</text:p>
      <text:p text:style-name="P612">tiene que enviar peticiones a este nodo</text:p>
      <text:p text:style-name="P613">Y que debe organizar la copia de sus</text:p>
      <text:p text:style-name="P614">bloques esta página no se refresca sola</text:p>
      <text:p text:style-name="P615">Así que para ver los pasos de estado</text:p>
      <text:p text:style-name="P616">tendremos que ir actualizando a mano</text:p>
      <text:p text:style-name="P617">ahora ya vemos el nodo con el icono del</text:p>
      <text:p text:style-name="P618">prohibido en naranja indicando que ya se</text:p>
      <text:p text:style-name="P619">encuentra de comisionado es decir sin</text:p>
      <text:p text:style-name="P620">recibir trabajos del name node y con</text:p>
      <text:p text:style-name="P621">todos sus bloques copiados en otros</text:p>
      <text:p text:style-name="P622">nodos para mantener el número de</text:p>
      <text:p text:style-name="P623">réplicas cuando este se apague ahora ya</text:p>
      <text:p text:style-name="P624">podemos apagar el nodo 3 nos vamos al</text:p>
      <text:soft-page-break/>
      <text:p text:style-name="P625">nodo 3 y lo paramos al volver a la</text:p>
      <text:p text:style-name="P626">interfaz web y actualizar veremos que ya</text:p>
      <text:p text:style-name="P627">aparece con un icono de prohibido en</text:p>
      <text:p text:style-name="P628">rojo ahora el técnico pueda Apagar</text:p>
      <text:p text:style-name="P629">físicamente ese nodo sin mayor problema</text:p>
      <text:p text:style-name="P630">cuando acabe de reparar el nodo es</text:p>
      <text:p text:style-name="P631">necesario eliminar su nombre o IP del</text:p>
      <text:p text:style-name="P632">archivo de los decision ados y volveré a</text:p>
      <text:p text:style-name="P633">realizar un refresco para que el name no</text:p>
      <text:p text:style-name="P634">lo devuelva a los vivos y elimine las</text:p>
      <text:p text:style-name="P635">réplicas por encima del número definido</text:p>
      <text:p text:style-name="P636">en caso de querer eliminar</text:p>
      <text:p text:style-name="P637">permanentemente un Data node debemos de</text:p>
      <text:p text:style-name="P638">comisionar lo apagarlo y eliminarlo</text:p>
      <text:p text:style-name="P639">después tanto del archivo workers como</text:p>
      <text:p text:style-name="P640">del archivo de comisionados con esto</text:p>
      <text:p text:style-name="P641">queda visto todo lo necesario para la</text:p>
      <text:p text:style-name="P642">práctica de puesta en marcha y</text:p>
      <text:p text:style-name="P643">configuración de un clúster hdfs hasta</text:p>
      <text:p text:style-name="P644">aquí el víde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 Manuel Santamaria</meta:initial-creator>
    <dc:creator>Andre Manuel Santamaria</dc:creator>
    <meta:creation-date>2024-03-15T12:47:00Z</meta:creation-date>
    <dc:date>2024-03-15T12:47:00Z</dc:date>
    <meta:template xlink:href="Normal.dotm" xlink:type="simple"/>
    <meta:editing-cycles>1</meta:editing-cycles>
    <meta:editing-duration>PT0S</meta:editing-duration>
    <meta:document-statistic meta:page-count="14" meta:paragraph-count="48" meta:word-count="3747" meta:character-count="24313" meta:row-count="171" meta:non-whitespace-character-count="20614"/>
  </office:meta>
</office:document-meta>
</file>